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86867"/>
    </style:style>
    <style:style style:name="P2" style:family="paragraph" style:parent-style-name="Standard">
      <style:text-properties officeooo:rsid="00186867" officeooo:paragraph-rsid="001a20e3"/>
    </style:style>
    <style:style style:name="P3" style:family="paragraph" style:parent-style-name="Standard">
      <style:text-properties officeooo:rsid="001a20e3" officeooo:paragraph-rsid="001e2450"/>
    </style:style>
    <style:style style:name="P4" style:family="paragraph" style:parent-style-name="Standard">
      <style:text-properties officeooo:paragraph-rsid="001a20e3"/>
    </style:style>
    <style:style style:name="P5" style:family="paragraph" style:parent-style-name="Standard" style:list-style-name="L1">
      <style:text-properties officeooo:rsid="00186867" officeooo:paragraph-rsid="00186867"/>
    </style:style>
    <style:style style:name="P6" style:family="paragraph" style:parent-style-name="Standard" style:list-style-name="L2">
      <style:text-properties officeooo:rsid="00186867" officeooo:paragraph-rsid="00186867"/>
    </style:style>
    <style:style style:name="P7" style:family="paragraph" style:parent-style-name="Standard" style:list-style-name="L2">
      <style:text-properties officeooo:rsid="00186867" officeooo:paragraph-rsid="0019f326"/>
    </style:style>
    <style:style style:name="P8" style:family="paragraph" style:parent-style-name="Standard" style:list-style-name="L2">
      <style:text-properties officeooo:rsid="00186867" officeooo:paragraph-rsid="001a20e3"/>
    </style:style>
    <style:style style:name="P9" style:family="paragraph" style:parent-style-name="Standard" style:list-style-name="L2">
      <style:text-properties officeooo:rsid="00186867" officeooo:paragraph-rsid="001b9176"/>
    </style:style>
    <style:style style:name="P10" style:family="paragraph" style:parent-style-name="Standard" style:list-style-name="L3">
      <style:text-properties officeooo:rsid="00186867" officeooo:paragraph-rsid="001e2450"/>
    </style:style>
    <style:style style:name="P11" style:family="paragraph" style:parent-style-name="Standard" style:list-style-name="L4">
      <style:text-properties officeooo:rsid="00186867" officeooo:paragraph-rsid="001ef305"/>
    </style:style>
    <style:style style:name="P12" style:family="paragraph" style:parent-style-name="Standard" style:list-style-name="L1">
      <style:text-properties officeooo:rsid="0016204c" officeooo:paragraph-rsid="00186867"/>
    </style:style>
    <style:style style:name="P13" style:family="paragraph" style:parent-style-name="Standard">
      <style:text-properties officeooo:rsid="0016204c" officeooo:paragraph-rsid="0016204c"/>
    </style:style>
    <style:style style:name="P14" style:family="paragraph" style:parent-style-name="Standard" style:list-style-name="L1">
      <style:text-properties officeooo:rsid="001a20e3" officeooo:paragraph-rsid="001a20e3"/>
    </style:style>
    <style:style style:name="P15" style:family="paragraph" style:parent-style-name="Standard" style:list-style-name="L2">
      <style:text-properties officeooo:rsid="001a20e3" officeooo:paragraph-rsid="001a20e3"/>
    </style:style>
    <style:style style:name="P16" style:family="paragraph" style:parent-style-name="Standard" style:list-style-name="L2">
      <style:text-properties officeooo:rsid="001a20e3" officeooo:paragraph-rsid="001b9176"/>
    </style:style>
    <style:style style:name="P17" style:family="paragraph" style:parent-style-name="Standard" style:list-style-name="L2">
      <style:text-properties officeooo:rsid="001a20e3" officeooo:paragraph-rsid="001e2450"/>
    </style:style>
    <style:style style:name="P18" style:family="paragraph" style:parent-style-name="Standard" style:list-style-name="L3">
      <style:text-properties officeooo:rsid="001a20e3" officeooo:paragraph-rsid="001e2450"/>
    </style:style>
    <style:style style:name="P19" style:family="paragraph" style:parent-style-name="Standard" style:list-style-name="L4">
      <style:text-properties officeooo:rsid="001a20e3" officeooo:paragraph-rsid="001ef305"/>
    </style:style>
    <style:style style:name="P20" style:family="paragraph" style:parent-style-name="Standard" style:list-style-name="L2">
      <style:text-properties officeooo:rsid="001b9176" officeooo:paragraph-rsid="001b9176"/>
    </style:style>
    <style:style style:name="P21" style:family="paragraph" style:parent-style-name="Standard" style:list-style-name="L2">
      <style:text-properties officeooo:rsid="001cd191" officeooo:paragraph-rsid="001cd191"/>
    </style:style>
    <style:style style:name="P22" style:family="paragraph" style:parent-style-name="Standard" style:list-style-name="L3">
      <style:text-properties officeooo:rsid="001e2450" officeooo:paragraph-rsid="001e2450"/>
    </style:style>
    <style:style style:name="P23" style:family="paragraph" style:parent-style-name="Standard" style:list-style-name="L4">
      <style:text-properties officeooo:rsid="001ef305" officeooo:paragraph-rsid="001ef305"/>
    </style:style>
    <style:style style:name="P24" style:family="paragraph" style:parent-style-name="Standard" style:list-style-name="L4">
      <style:text-properties officeooo:rsid="001f284f" officeooo:paragraph-rsid="001f284f"/>
    </style:style>
    <style:style style:name="P25" style:family="paragraph" style:parent-style-name="Standard">
      <style:text-properties officeooo:rsid="0020f459" officeooo:paragraph-rsid="0020f459"/>
    </style:style>
    <style:style style:name="P26" style:family="paragraph" style:parent-style-name="Standard">
      <style:text-properties officeooo:rsid="0020f459" officeooo:paragraph-rsid="0020f644"/>
    </style:style>
    <style:style style:name="P27" style:family="paragraph" style:parent-style-name="Standard">
      <style:text-properties fo:font-weight="bold" officeooo:rsid="0020f459" officeooo:paragraph-rsid="0020f644" style:font-weight-asian="bold" style:font-weight-complex="bold"/>
    </style:style>
    <style:style style:name="P28" style:family="paragraph" style:parent-style-name="Standard">
      <style:text-properties fo:font-weight="bold" officeooo:rsid="0016204c" officeooo:paragraph-rsid="0016204c" style:font-weight-asian="bold" style:font-weight-complex="bold"/>
    </style:style>
    <style:style style:name="P29" style:family="paragraph" style:parent-style-name="Standard">
      <style:text-properties fo:font-weight="bold" officeooo:rsid="0016204c" officeooo:paragraph-rsid="00186867" style:font-weight-asian="bold" style:font-weight-complex="bold"/>
    </style:style>
    <style:style style:name="P30" style:family="paragraph" style:parent-style-name="Standard">
      <style:text-properties fo:font-weight="bold" officeooo:rsid="0020f644" officeooo:paragraph-rsid="0020f644" style:font-weight-asian="bold" style:font-weight-complex="bold"/>
    </style:style>
    <style:style style:name="P31" style:family="paragraph" style:parent-style-name="Standard">
      <style:text-properties fo:font-weight="bold" officeooo:rsid="00186867" officeooo:paragraph-rsid="00186867" style:font-weight-asian="bold" style:font-weight-complex="bold"/>
    </style:style>
    <style:style style:name="P32" style:family="paragraph" style:parent-style-name="Standard">
      <style:text-properties fo:font-weight="bold" officeooo:rsid="00186867" officeooo:paragraph-rsid="001a20e3" style:font-weight-asian="bold" style:font-weight-complex="bold"/>
    </style:style>
    <style:style style:name="P33" style:family="paragraph" style:parent-style-name="Standard">
      <style:text-properties fo:font-weight="bold" officeooo:rsid="001e2450" officeooo:paragraph-rsid="001e2450" style:font-weight-asian="bold" style:font-weight-complex="bold"/>
    </style:style>
    <style:style style:name="P34" style:family="paragraph" style:parent-style-name="Standard">
      <style:text-properties fo:font-weight="bold" officeooo:rsid="001ef305" officeooo:paragraph-rsid="001ef305" style:font-weight-asian="bold" style:font-weight-complex="bold"/>
    </style:style>
    <style:style style:name="P35" style:family="paragraph" style:parent-style-name="Standard">
      <style:text-properties fo:font-weight="normal" officeooo:rsid="0020f644" officeooo:paragraph-rsid="0020f644" style:font-weight-asian="normal" style:font-weight-complex="normal"/>
    </style:style>
    <style:style style:name="P36" style:family="paragraph" style:parent-style-name="Standard">
      <style:text-properties fo:font-weight="normal" officeooo:rsid="0020f644" officeooo:paragraph-rsid="0022887f" style:font-weight-asian="normal" style:font-weight-complex="normal"/>
    </style:style>
    <style:style style:name="T1" style:family="text">
      <style:text-properties officeooo:rsid="001a20e3"/>
    </style:style>
    <style:style style:name="T2" style:family="text">
      <style:text-properties officeooo:rsid="001b9176"/>
    </style:style>
    <style:style style:name="T3" style:family="text">
      <style:text-properties officeooo:rsid="001cd191"/>
    </style:style>
    <style:style style:name="T4" style:family="text">
      <style:text-properties officeooo:rsid="001e2450"/>
    </style:style>
    <style:style style:name="T5" style:family="text">
      <style:text-properties officeooo:rsid="001ef305"/>
    </style:style>
    <style:style style:name="T6" style:family="text">
      <style:text-properties officeooo:rsid="0020f4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Quartermaster Database Description</text:p>
      <text:p text:style-name="P30"/>
      <text:p text:style-name="P30">Names:</text:p>
      <text:p text:style-name="P35">quartermaster</text:p>
      <text:p text:style-name="P36">quartermaster_dev</text:p>
      <text:p text:style-name="P36">quartermaster_test</text:p>
      <text:p text:style-name="P27"/>
      <text:p text:style-name="P27">RDBMS:</text:p>
      <text:p text:style-name="P26">MySQL 5.5.5</text:p>
      <text:p text:style-name="P25"/>
      <text:p text:style-name="P27">Storage Engine:</text:p>
      <text:p text:style-name="P26">InnoDB</text:p>
      <text:p text:style-name="P13"/>
      <text:p text:style-name="P28"><text:span text:style-name="T6">Keys and Constraints</text:span>:</text:p>
      <text:p text:style-name="P29">asset:</text:p>
      <text:list xml:id="list2855873253477914223" text:style-name="L1">
        <text:list-item>
          <text:p text:style-name="P5">Primary key:</text:p>
          <text:list>
            <text:list-item>
              <text:p text:style-name="P12">asset_id</text:p>
            </text:list-item>
          </text:list>
        </text:list-item>
        <text:list-item>
          <text:p text:style-name="P5">Foreign keys:</text:p>
          <text:list>
            <text:list-item>
              <text:p text:style-name="P12">asset_type_id references asset_type_id from asset_type.</text:p>
              <text:list>
                <text:list-item>
                  <text:p text:style-name="P12">Restrict on delete/ update.</text:p>
                </text:list-item>
              </text:list>
            </text:list-item>
          </text:list>
        </text:list-item>
        <text:list-item>
          <text:p text:style-name="P5">Indexes:</text:p>
          <text:list>
            <text:list-item>
              <text:p text:style-name="P14">primary and foreign only</text:p>
            </text:list-item>
          </text:list>
        </text:list-item>
      </text:list>
      <text:p text:style-name="P1"/>
      <text:p text:style-name="P31">asset_note:</text:p>
      <text:list xml:id="list5894957613003837565" text:style-name="L2">
        <text:list-item>
          <text:p text:style-name="P6">primary key:</text:p>
          <text:list>
            <text:list-item>
              <text:p text:style-name="P6">asset_note_id</text:p>
            </text:list-item>
          </text:list>
        </text:list-item>
        <text:list-item>
          <text:p text:style-name="P6">foreign key:</text:p>
          <text:list>
            <text:list-item>
              <text:p text:style-name="P6">asset_id references asset_id from asset</text:p>
              <text:list>
                <text:list-item>
                  <text:p text:style-name="P7"><text:span text:style-name="T2">Cascade</text:span> on delete/ update.</text:p>
                </text:list-item>
              </text:list>
            </text:list-item>
          </text:list>
        </text:list-item>
        <text:list-item>
          <text:p text:style-name="P6">Indexes:</text:p>
          <text:list>
            <text:list-item>
              <text:p text:style-name="P15">primary and foreign only</text:p>
            </text:list-item>
          </text:list>
        </text:list-item>
      </text:list>
      <text:p text:style-name="P1"/>
      <text:p text:style-name="P31">asset_type:</text:p>
      <text:list xml:id="list122126534108988" text:continue-numbering="true" text:style-name="L2">
        <text:list-item>
          <text:p text:style-name="P6">primary key:</text:p>
          <text:list>
            <text:list-item>
              <text:p text:style-name="P6">asset_type_id</text:p>
            </text:list-item>
          </text:list>
        </text:list-item>
        <text:list-item>
          <text:p text:style-name="P6">foreign key:</text:p>
          <text:list>
            <text:list-item>
              <text:p text:style-name="P6">category_id references category_id from category</text:p>
              <text:list>
                <text:list-item>
                  <text:p text:style-name="P7">Restrict on delete/ update.</text:p>
                </text:list-item>
              </text:list>
            </text:list-item>
          </text:list>
        </text:list-item>
        <text:list-item>
          <text:p text:style-name="P6">Indexes:</text:p>
          <text:list>
            <text:list-item>
              <text:p text:style-name="P15">primary and foreign only</text:p>
            </text:list-item>
          </text:list>
        </text:list-item>
      </text:list>
      <text:p text:style-name="P1"/>
      <text:p text:style-name="P31"><text:span text:style-name="T1">category</text:span>:</text:p>
      <text:list xml:id="list122126184534061" text:continue-numbering="true" text:style-name="L2">
        <text:list-item>
          <text:p text:style-name="P6">primary key:</text:p>
          <text:list>
            <text:list-item>
              <text:p text:style-name="P8">category_id</text:p>
            </text:list-item>
          </text:list>
        </text:list-item>
        <text:list-item>
          <text:p text:style-name="P6">foreign key:</text:p>
          <text:list>
            <text:list-item>
              <text:p text:style-name="P15">none</text:p>
            </text:list-item>
          </text:list>
        </text:list-item>
        <text:list-item>
          <text:p text:style-name="P6">indexes:</text:p>
          <text:list>
            <text:list-item>
              <text:p text:style-name="P15"><text:soft-page-break/>primary and foreign only</text:p>
            </text:list-item>
          </text:list>
        </text:list-item>
      </text:list>
      <text:p text:style-name="P4"/>
      <text:p text:style-name="P32"><text:span text:style-name="T1">asset_event</text:span>:</text:p>
      <text:list xml:id="list122125562224120" text:continue-numbering="true" text:style-name="L2">
        <text:list-item>
          <text:p text:style-name="P8">primary key:</text:p>
          <text:list>
            <text:list-item>
              <text:p text:style-name="P15">asset_id</text:p>
            </text:list-item>
            <text:list-item>
              <text:p text:style-name="P15">event_id</text:p>
            </text:list-item>
          </text:list>
        </text:list-item>
        <text:list-item>
          <text:p text:style-name="P8">foreign key:</text:p>
          <text:list>
            <text:list-item>
              <text:p text:style-name="P15">asset_id references asset_id from asset</text:p>
              <text:list>
                <text:list-item>
                  <text:p text:style-name="P8">Restrict on delete/ update.</text:p>
                </text:list-item>
              </text:list>
            </text:list-item>
            <text:list-item>
              <text:p text:style-name="P15">event_id references event_id from event</text:p>
              <text:list>
                <text:list-item>
                  <text:p text:style-name="P8">Restrict on delete/ update.</text:p>
                </text:list-item>
              </text:list>
            </text:list-item>
          </text:list>
        </text:list-item>
        <text:list-item>
          <text:p text:style-name="P8">Indexes:</text:p>
          <text:list>
            <text:list-item>
              <text:p text:style-name="P16">primary and foreign only</text:p>
            </text:list-item>
          </text:list>
        </text:list-item>
      </text:list>
      <text:p text:style-name="P4"/>
      <text:p text:style-name="P32"><text:span text:style-name="T2">event</text:span>:</text:p>
      <text:list xml:id="list122126889938141" text:continue-numbering="true" text:style-name="L2">
        <text:list-item>
          <text:p text:style-name="P8">primary key:</text:p>
          <text:list>
            <text:list-item>
              <text:p text:style-name="P20">event_id</text:p>
            </text:list-item>
          </text:list>
        </text:list-item>
        <text:list-item>
          <text:p text:style-name="P8">foreign key:</text:p>
          <text:list>
            <text:list-item>
              <text:p text:style-name="P20">user_id references user_id from users</text:p>
              <text:list>
                <text:list-item>
                  <text:p text:style-name="P9">Restrict on delete/ update.</text:p>
                </text:list-item>
              </text:list>
            </text:list-item>
          </text:list>
        </text:list-item>
        <text:list-item>
          <text:p text:style-name="P8">indexes:</text:p>
          <text:list>
            <text:list-item>
              <text:p text:style-name="P16">primary and foreign only</text:p>
            </text:list-item>
          </text:list>
        </text:list-item>
      </text:list>
      <text:p text:style-name="P4"/>
      <text:p text:style-name="P32"><text:span text:style-name="T2">event_note</text:span>:</text:p>
      <text:list xml:id="list122126589286229" text:continue-numbering="true" text:style-name="L2">
        <text:list-item>
          <text:p text:style-name="P8">primary key:</text:p>
          <text:list>
            <text:list-item>
              <text:p text:style-name="P20">event_note_id</text:p>
            </text:list-item>
          </text:list>
        </text:list-item>
        <text:list-item>
          <text:p text:style-name="P8">foreign key:</text:p>
          <text:list>
            <text:list-item>
              <text:p text:style-name="P20">event_id references event_id from event</text:p>
              <text:list>
                <text:list-item>
                  <text:p text:style-name="P9"><text:span text:style-name="T2">Cascade</text:span> on delete/ update.</text:p>
                </text:list-item>
              </text:list>
            </text:list-item>
          </text:list>
        </text:list-item>
        <text:list-item>
          <text:p text:style-name="P8">Indexes:</text:p>
          <text:list>
            <text:list-item>
              <text:p text:style-name="P17">primary and foreign only</text:p>
            </text:list-item>
          </text:list>
        </text:list-item>
      </text:list>
      <text:p text:style-name="P4"/>
      <text:p text:style-name="P32"><text:span text:style-name="T3">users</text:span>:</text:p>
      <text:list xml:id="list122126305938649" text:continue-numbering="true" text:style-name="L2">
        <text:list-item>
          <text:p text:style-name="P8">primary key:</text:p>
          <text:list>
            <text:list-item>
              <text:p text:style-name="P21">user_id</text:p>
            </text:list-item>
          </text:list>
        </text:list-item>
        <text:list-item>
          <text:p text:style-name="P8">foreign key:</text:p>
          <text:list>
            <text:list-item>
              <text:p text:style-name="P21">none</text:p>
            </text:list-item>
          </text:list>
        </text:list-item>
        <text:list-item>
          <text:p text:style-name="P8">indexes:</text:p>
          <text:list>
            <text:list-item>
              <text:p text:style-name="P21">user_id</text:p>
            </text:list-item>
            <text:list-item>
              <text:p text:style-name="P21">username</text:p>
            </text:list-item>
            <text:list-item>
              <text:p text:style-name="P21">name</text:p>
            </text:list-item>
          </text:list>
        </text:list-item>
      </text:list>
      <text:p text:style-name="P2"/>
      <text:p text:style-name="P33">user_note:</text:p>
      <text:list xml:id="list8086545556455368970" text:style-name="L3">
        <text:list-item>
          <text:p text:style-name="P22">primary key</text:p>
          <text:list>
            <text:list-item>
              <text:p text:style-name="P22">user_note_id</text:p>
            </text:list-item>
          </text:list>
        </text:list-item>
        <text:list-item>
          <text:p text:style-name="P22">foreign keys</text:p>
          <text:list>
            <text:list-item>
              <text:p text:style-name="P22"><text:soft-page-break/>user_id references user_id from users</text:p>
              <text:list>
                <text:list-item>
                  <text:p text:style-name="P10"><text:span text:style-name="T4">Cascade</text:span> on delete/ update.</text:p>
                </text:list-item>
              </text:list>
            </text:list-item>
          </text:list>
        </text:list-item>
        <text:list-item>
          <text:p text:style-name="P22">Indexes</text:p>
          <text:list>
            <text:list-item>
              <text:p text:style-name="P18">primary and foreign only</text:p>
            </text:list-item>
          </text:list>
        </text:list-item>
      </text:list>
      <text:p text:style-name="P3"/>
      <text:p text:style-name="P34">authorities:</text:p>
      <text:list xml:id="list1942327851612618712" text:style-name="L4">
        <text:list-item>
          <text:p text:style-name="P23">primary key</text:p>
          <text:list>
            <text:list-item>
              <text:p text:style-name="P24">none</text:p>
            </text:list-item>
          </text:list>
        </text:list-item>
        <text:list-item>
          <text:p text:style-name="P23">foreign keys</text:p>
          <text:list>
            <text:list-item>
              <text:p text:style-name="P23">username references username from users</text:p>
              <text:list>
                <text:list-item>
                  <text:p text:style-name="P11"><text:span text:style-name="T5">Restrict</text:span> on delete/ update.</text:p>
                </text:list-item>
              </text:list>
            </text:list-item>
          </text:list>
        </text:list-item>
        <text:list-item>
          <text:p text:style-name="P23">indexes</text:p>
          <text:list>
            <text:list-item>
              <text:p text:style-name="P19">primary and foreign onl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09:17:49.477218967</meta:creation-date>
    <dc:date>2014-10-23T12:21:24.588653440</dc:date>
    <meta:editing-duration>PT2H16M27S</meta:editing-duration>
    <meta:editing-cycles>12</meta:editing-cycles>
    <meta:generator>LibreOffice/4.2.6.3$Linux_X86_64 LibreOffice_project/420m0$Build-3</meta:generator>
    <meta:document-statistic meta:table-count="0" meta:image-count="0" meta:object-count="0" meta:page-count="3" meta:paragraph-count="93" meta:word-count="282" meta:character-count="1591" meta:non-whitespace-character-count="1475"/>
  </office:meta>
</office:document-meta>
</file>